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2">
      <style:paragraph-properties fo:text-align="start" style:justify-single-word="false"/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P5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P9" style:family="paragraph" style:parent-style-name="Horizontal_20_Line">
      <style:paragraph-properties fo:margin-top="0cm" fo:margin-bottom="0.247cm" style:contextual-spacing="false" fo:line-height="115%"/>
    </style:style>
    <style:style style:name="P10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582cm" fo:orphans="0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383a42" loext:opacity="100%" style:font-name="Menlo" fo:font-size="9.75pt" fo:font-style="normal" fo:font-weight="normal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style:line-height-at-least="0.582cm" fo:orphans="0" fo:text-indent="0cm" style:auto-text-indent="false" fo:padding="0cm" fo:border="none"/>
      <style:text-properties fo:font-variant="normal" fo:text-transform="none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.423cm" fo:margin-bottom="0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0" style:family="paragraph" style:parent-style-name="Text_20_body">
      <style:paragraph-properties fo:text-align="start" style:justify-single-word="false"/>
    </style:style>
    <style:style style:name="T1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2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3" style:family="text">
      <style:text-properties fo:font-size="22pt" fo:font-weight="bold" officeooo:rsid="000d9699" style:font-size-asian="22pt" style:font-weight-asian="bold" style:font-size-complex="22pt" style:font-weight-complex="bold"/>
    </style:style>
    <style:style style:name="T4" style:family="text">
      <style:text-properties officeooo:rsid="000d9699"/>
    </style:style>
    <style:style style:name="T5" style:family="text">
      <style:text-properties fo:color="#b76b01" loext:opacity="100%"/>
    </style:style>
    <style:style style:name="T6" style:family="text">
      <style:text-properties fo:color="#383a42" loext:opacity="100%"/>
    </style:style>
    <style:style style:name="T7" style:family="text">
      <style:text-properties fo:color="#50a14f" loext:opacity="100%"/>
    </style:style>
    <style:style style:name="T8" style:family="text">
      <style:text-properties fo:color="#a626a4" loext:opacity="100%"/>
    </style:style>
    <style:style style:name="T9" style:family="text">
      <style:text-properties fo:color="#383a42" loext:opacity="100%" style:font-name="Menlo" fo:font-size="9.75pt" fo:font-style="normal" fo:font-weight="normal"/>
    </style:style>
    <style:style style:name="T10" style:family="text">
      <style:text-properties fo:color="#50a14f" loext:opacity="100%" style:font-name="Menlo" fo:font-size="9.75pt" fo:font-style="normal" fo:font-weight="normal"/>
    </style:style>
    <style:style style:name="T11" style:family="text">
      <style:text-properties fo:color="#a626a4" loext:opacity="100%" style:font-name="Menlo" fo:font-size="9.75pt" fo:font-style="normal" fo:font-weight="normal"/>
    </style:style>
    <style:style style:name="T12" style:family="text">
      <style:text-properties style:font-name="Menlo" fo:font-size="9.75pt" fo:font-style="normal" fo:font-weight="normal"/>
    </style:style>
    <style:style style:name="T13" style:family="text">
      <style:text-properties fo:color="#b76b01" loext:opacity="100%" style:font-name="Menlo" fo:font-size="9.75pt" fo:font-style="normal" fo:font-weight="normal"/>
    </style:style>
    <style:style style:name="T14" style:family="text">
      <style:text-properties fo:color="#4078f2" loext:opacity="100%" style:font-name="Menlo" fo:font-size="9.75pt" fo:font-style="normal" fo:font-weight="normal"/>
    </style:style>
    <style:style style:name="T15" style:family="text">
      <style:text-properties fo:color="#a0a1a7" loext:opacity="100%" style:font-name="Menlo" fo:font-size="9.75pt" fo:font-style="italic" fo:font-weight="normal"/>
    </style:style>
    <style:style style:name="T16" style:family="text">
      <style:text-properties fo:color="#4078f2" loext:opacity="100%"/>
    </style:style>
    <style:style style:name="T17" style:family="text">
      <style:text-properties fo:font-variant="normal" fo:text-transform="none" fo:color="#0f1115" loext:opacity="100%" style:font-name="Menlo" fo:font-size="12pt" fo:letter-spacing="normal" fo:font-style="normal" fo:font-weight="normal" fo:background-color="#ebeef2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Для тестирования API и проверки данных в БД я использовал комплексный подход с тремя ключевыми инструментами:</text:span></text:span></text:p>
      <text:p text:style-name="P1"><text:span text:style-name="Strong_20_Emphasis"><text:span text:style-name="T1">1. Rest Assured</text:span></text:span><text:span text:style-name="T2"> - для отправки HTTP-запросов к REST API тестового стенда. Настраивал базовый URL, headers (Content-Type, API keys) и отправлял POST-запросы с JSON-телом, содержащим тестовые данные.</text:span></text:p>
      <text:p text:style-name="P1"><text:span text:style-name="Strong_20_Emphasis"><text:span text:style-name="T1">2. Spring Data JPA</text:span></text:span><text:span text:style-name="T2"> - для проверки сохранения данных в БД. Через репозитории выполнял поиск созданных сущностей, проверял корректность сохраненных полей и отсутствие дубликатов.</text:span></text:p>
      <text:p text:style-name="P1"><text:span text:style-name="Strong_20_Emphasis"><text:span text:style-name="T1">3. JUnit 5 + Assertions</text:span></text:span><text:span text:style-name="T2"> - для организации тестов и валидации результатов через assertTrue/assertEquals.</text:span></text:p>
      <text:p text:style-name="P1"><text:span text:style-name="Strong_20_Emphasis"><text:span text:style-name="T1">Типичный сценарий теста:</text:span></text:span></text:p>
      <text:list text:style-name="L1">
        <text:list-item>
          <text:p text:style-name="P2">Генерирую уникальные тестовые данные (email с timestamp)</text:p>
        </text:list-item>
        <text:list-item>
          <text:p text:style-name="P2">Отправляю POST-запрос через Rest Assured на внешний API</text:p>
        </text:list-item>
        <text:list-item>
          <text:p text:style-name="P2">Проверяю статус код 201 и тело ответа</text:p>
        </text:list-item>
        <text:list-item>
          <text:p text:style-name="P2">Через UserRepository ищу созданную запись в БД</text:p>
        </text:list-item>
        <text:list-item>
          <text:p text:style-name="P2">Сравниваю данные из ответа API с данными из БД</text:p>
        </text:list-item>
      </text:list>
      <text:p text:style-name="P1"><text:span text:style-name="Strong_20_Emphasis"><text:span text:style-name="T1">Ключевое преимущество:</text:span></text:span><text:span text:style-name="T2"> Работаю с БД на уровне объектов через JPA-сущности, а не сырых SQL-запросов, что обеспечивает type safety и лучшую поддерживаемость кода.</text:span></text:p>
      <text:p text:style-name="P3"><text:line-break/><text:line-break/><text:line-break/><text:line-break/><text:span text:style-name="T3">Более детально</text:span><text:span text:style-name="T4"> <text:line-break/><text:line-break/></text:span></text:p>
      <text:h text:style-name="P4" text:outline-level="2">1. Конфигурация тестов (application-test.properties)</text:h>
      <text:p text:style-name="P5">properties</text:p>
      <text:p text:style-name="P6"># URL тестового стенда</text:p>
      <text:p text:style-name="P7"><text:span text:style-name="T5">api.base.url</text:span><text:span text:style-name="T6">=</text:span><text:span text:style-name="T7">https://api-test.example.com</text:span></text:p>
      <text:p text:style-name="P7"><text:soft-page-break/><text:span text:style-name="T5">api.base.path</text:span><text:span text:style-name="T6">=</text:span><text:span text:style-name="T7">/api/v1</text:span></text:p>
      <text:p text:style-name="P8"/>
      <text:p text:style-name="P6"># Конфигурация БД для тестов (подключаемся к тестовой БД стенда)</text:p>
      <text:p text:style-name="P7"><text:span text:style-name="T5">spring.datasource.url</text:span><text:span text:style-name="T6">=</text:span><text:span text:style-name="T7">jdbc:postgresql://test-db.example.com:5432/test_database</text:span></text:p>
      <text:p text:style-name="P7"><text:span text:style-name="T5">spring.datasource.username</text:span><text:span text:style-name="T6">=</text:span><text:span text:style-name="T7">test_user</text:span></text:p>
      <text:p text:style-name="P7"><text:span text:style-name="T5">spring.datasource.password</text:span><text:span text:style-name="T6">=</text:span><text:span text:style-name="T7">test_password</text:span></text:p>
      <text:p text:style-name="P7"><text:span text:style-name="T5">spring.datasource.driver-class-name</text:span><text:span text:style-name="T6">=</text:span><text:span text:style-name="T7">org.postgresql.Driver</text:span></text:p>
      <text:p text:style-name="P8"/>
      <text:p text:style-name="P6"># JPA settings</text:p>
      <text:p text:style-name="P7"><text:span text:style-name="T5">spring.jpa.hibernate.ddl-auto</text:span><text:span text:style-name="T6">=</text:span><text:span text:style-name="T7">validate <text:s/># Не создаем таблицы, только валидируем</text:span></text:p>
      <text:p text:style-name="P7"><text:span text:style-name="T5">spring.jpa.show-sql</text:span><text:span text:style-name="T6">=</text:span><text:span text:style-name="T7">true</text:span></text:p>
      <text:p text:style-name="P7"><text:span text:style-name="T5">spring.jpa.properties.hibernate.dialect</text:span><text:span text:style-name="T6">=</text:span><text:span text:style-name="T7">org.hibernate.dialect.PostgreSQLDialect</text:span></text:p>
      <text:p text:style-name="P8"/>
      <text:p text:style-name="P6"># SSL настройки (если нужно)</text:p>
      <text:p text:style-name="P7"><text:span text:style-name="T5">server.ssl.trust-store</text:span><text:span text:style-name="T6">=</text:span><text:span text:style-name="T7">classpath:keystore.p12</text:span></text:p>
      <text:p text:style-name="P7"><text:span text:style-name="T5">server.ssl.trust-store-password</text:span><text:span text:style-name="T6">=</text:span><text:span text:style-name="T7">changeit</text:span></text:p>
      <text:p text:style-name="P9"/>
      <text:h text:style-name="P10" text:outline-level="2">2. Конфигурационный класс для тестов</text:h>
      <text:p text:style-name="P5">java</text:p>
      <text:p text:style-name="P11"><text:span text:style-name="T8">package</text:span> com<text:span text:style-name="T6">.</text:span>example<text:span text:style-name="T6">.</text:span>config<text:span text:style-name="T6">;</text:span></text:p>
      <text:p text:style-name="P8"/>
      <text:p text:style-name="P11"><text:span text:style-name="T8">import</text:span> org<text:span text:style-name="T6">.</text:span>springframework<text:span text:style-name="T6">.</text:span>beans<text:span text:style-name="T6">.</text:span>factory<text:span text:style-name="T6">.</text:span>annotation<text:span text:style-name="T6">.</text:span><text:span text:style-name="T5">Value</text:span><text:span text:style-name="T6">;</text:span></text:p>
      <text:p text:style-name="P11"><text:span text:style-name="T8">import</text:span> org<text:span text:style-name="T6">.</text:span>springframework<text:span text:style-name="T6">.</text:span>context<text:span text:style-name="T6">.</text:span>annotation<text:span text:style-name="T6">.</text:span><text:span text:style-name="T5">Configuration</text:span><text:span text:style-name="T6">;</text:span></text:p>
      <text:p text:style-name="P11"><text:span text:style-name="T8">import</text:span> org<text:span text:style-name="T6">.</text:span>springframework<text:span text:style-name="T6">.</text:span>context<text:span text:style-name="T6">.</text:span>annotation<text:span text:style-name="T6">.</text:span><text:span text:style-name="T5">Profile</text:span><text:span text:style-name="T6">;</text:span></text:p>
      <text:p text:style-name="P8"/>
      <text:p text:style-name="P11"><text:span text:style-name="T8">import</text:span> jakarta<text:span text:style-name="T6">.</text:span>annotation<text:span text:style-name="T6">.</text:span><text:span text:style-name="T5">PostConstruct</text:span><text:span text:style-name="T6">;</text:span></text:p>
      <text:p text:style-name="P8"/>
      <text:p text:style-name="P12">@Configuration</text:p>
      <text:p text:style-name="P7"><text:span text:style-name="T6">@Profile(</text:span><text:span text:style-name="T7">"test"</text:span><text:span text:style-name="T6">)</text:span></text:p>
      <text:p text:style-name="P7"><text:span text:style-name="T8">public</text:span> <text:span text:style-name="T8">class</text:span> <text:span text:style-name="T5">TestConfig</text:span> <text:span text:style-name="T6">{</text:span></text:p>
      <text:p text:style-name="P13"><text:s text:c="4"/></text:p>
      <text:p text:style-name="P14"><text:s text:c="4"/><text:span text:style-name="T9">@Value(</text:span><text:span text:style-name="T10">"${api.base.url}"</text:span><text:span text:style-name="T9">)</text:span></text:p>
      <text:p text:style-name="P14"><text:s text:c="4"/><text:span text:style-name="T11">private</text:span><text:span text:style-name="T12"> </text:span><text:span text:style-name="T13">String</text:span><text:span text:style-name="T12"> baseUrl</text:span><text:span text:style-name="T9">;</text:span></text:p>
      <text:p text:style-name="P13"><text:s text:c="4"/></text:p>
      <text:p text:style-name="P14"><text:s text:c="4"/><text:span text:style-name="T9">@Value(</text:span><text:span text:style-name="T10">"${api.base.path}"</text:span><text:span text:style-name="T9">)</text:span></text:p>
      <text:p text:style-name="P14"><text:s text:c="4"/><text:span text:style-name="T11">private</text:span><text:span text:style-name="T12"> </text:span><text:span text:style-name="T13">String</text:span><text:span text:style-name="T12"> basePath</text:span><text:span text:style-name="T9">;</text:span></text:p>
      <text:p text:style-name="P13"><text:s text:c="4"/></text:p>
      <text:p text:style-name="P14"><text:s text:c="4"/><text:span text:style-name="T9">@PostConstruct</text:span></text:p>
      <text:p text:style-name="P14"><text:s text:c="4"/><text:span text:style-name="T11">public</text:span><text:span text:style-name="T12"> </text:span><text:span text:style-name="T11">void</text:span><text:span text:style-name="T12"> </text:span><text:span text:style-name="T14">setupRestAssured</text:span><text:span text:style-name="T9">()</text:span><text:span text:style-name="T12"> </text:span><text:span text:style-name="T9">{</text:span></text:p>
      <text:p text:style-name="P14"><text:s text:c="8"/><text:span text:style-name="T15">// Настраиваем Rest Assured на удаленный сервер</text:span></text:p>
      <text:p text:style-name="P15"><text:s text:c="8"/><text:span text:style-name="T13">io</text:span><text:span text:style-name="T9">.</text:span><text:span text:style-name="T13">restassured</text:span><text:span text:style-name="T9">.</text:span><text:span text:style-name="T13">RestAssured</text:span><text:span text:style-name="T9">.</text:span><text:span text:style-name="T12">baseURI </text:span><text:span text:style-name="T14">=</text:span><text:span text:style-name="T12"> baseUrl</text:span><text:span text:style-name="T9">;</text:span></text:p>
      <text:p text:style-name="P15"><text:soft-page-break/><text:s text:c="8"/><text:span text:style-name="T13">io</text:span><text:span text:style-name="T9">.</text:span><text:span text:style-name="T13">restassured</text:span><text:span text:style-name="T9">.</text:span><text:span text:style-name="T13">RestAssured</text:span><text:span text:style-name="T9">.</text:span><text:span text:style-name="T12">basePath </text:span><text:span text:style-name="T14">=</text:span><text:span text:style-name="T12"> basePath</text:span><text:span text:style-name="T9">;</text:span></text:p>
      <text:p text:style-name="P13"><text:s text:c="8"/></text:p>
      <text:p text:style-name="P14"><text:s text:c="8"/><text:span text:style-name="T15">// Если нужна базовая аутентификация</text:span></text:p>
      <text:p text:style-name="P15"><text:s text:c="8"/><text:span text:style-name="T13">io</text:span><text:span text:style-name="T9">.</text:span><text:span text:style-name="T13">restassured</text:span><text:span text:style-name="T9">.</text:span><text:span text:style-name="T13">RestAssured</text:span><text:span text:style-name="T9">.</text:span><text:span text:style-name="T12">authentication </text:span><text:span text:style-name="T14">=</text:span><text:span text:style-name="T12"> </text:span></text:p>
      <text:p text:style-name="P15"><text:s text:c="12"/><text:span text:style-name="T13">io</text:span><text:span text:style-name="T9">.</text:span><text:span text:style-name="T13">restassured</text:span><text:span text:style-name="T9">.</text:span><text:span text:style-name="T13">RestAssured</text:span><text:span text:style-name="T9">.</text:span><text:span text:style-name="T14">preemptive</text:span><text:span text:style-name="T9">().</text:span><text:span text:style-name="T14">basic</text:span><text:span text:style-name="T9">(</text:span><text:span text:style-name="T10">"testuser"</text:span><text:span text:style-name="T9">,</text:span><text:span text:style-name="T12"> </text:span><text:span text:style-name="T10">"testpass"</text:span><text:span text:style-name="T9">);</text:span></text:p>
      <text:p text:style-name="P13"><text:s text:c="12"/></text:p>
      <text:p text:style-name="P14"><text:s text:c="8"/><text:span text:style-name="T15">// Отключаем SSL валидацию для тестов (если используется self-signed certificate)</text:span></text:p>
      <text:p text:style-name="P14"><text:s text:c="8"/><text:span text:style-name="T12">io</text:span><text:span text:style-name="T9">.</text:span><text:span text:style-name="T12">restassured</text:span><text:span text:style-name="T9">.</text:span><text:span text:style-name="T12">config </text:span><text:span text:style-name="T14">=</text:span><text:span text:style-name="T12"> io</text:span><text:span text:style-name="T9">.</text:span><text:span text:style-name="T12">restassured</text:span><text:span text:style-name="T9">.</text:span><text:span text:style-name="T14">config</text:span><text:span text:style-name="T9">()</text:span></text:p>
      <text:p text:style-name="P15"><text:s text:c="12"/><text:span text:style-name="T9">.</text:span><text:span text:style-name="T14">sslConfig</text:span><text:span text:style-name="T9">(</text:span><text:span text:style-name="T13">io</text:span><text:span text:style-name="T9">.</text:span><text:span text:style-name="T13">restassured</text:span><text:span text:style-name="T9">.</text:span><text:span text:style-name="T13">config</text:span><text:span text:style-name="T9">.</text:span><text:span text:style-name="T13">SSLConfig</text:span><text:span text:style-name="T9">.</text:span><text:span text:style-name="T14">sslConfig</text:span><text:span text:style-name="T9">().</text:span><text:span text:style-name="T14">relaxedHTTPSValidation</text:span><text:span text:style-name="T9">());</text:span></text:p>
      <text:p text:style-name="P14"><text:s text:c="4"/><text:span text:style-name="T9">}</text:span></text:p>
      <text:p text:style-name="P12">}</text:p>
      <text:p text:style-name="P9"/>
      <text:h text:style-name="P10" text:outline-level="2">3. Тест для удаленного сервера</text:h>
      <text:p text:style-name="P5">java</text:p>
      <text:p text:style-name="P11"><text:span text:style-name="T8">package</text:span> com<text:span text:style-name="T6">.</text:span>example<text:span text:style-name="T6">.</text:span>integration<text:span text:style-name="T6">;</text:span></text:p>
      <text:p text:style-name="P8"/>
      <text:p text:style-name="P11"><text:span text:style-name="T8">import</text:span> com<text:span text:style-name="T6">.</text:span>example<text:span text:style-name="T6">.</text:span>entity<text:span text:style-name="T6">.</text:span><text:span text:style-name="T5">User</text:span><text:span text:style-name="T6">;</text:span></text:p>
      <text:p text:style-name="P11"><text:span text:style-name="T8">import</text:span> com<text:span text:style-name="T6">.</text:span>example<text:span text:style-name="T6">.</text:span>repository<text:span text:style-name="T6">.</text:span><text:span text:style-name="T5">UserRepository</text:span><text:span text:style-name="T6">;</text:span></text:p>
      <text:p text:style-name="P11"><text:span text:style-name="T8">import</text:span> io<text:span text:style-name="T6">.</text:span>restassured<text:span text:style-name="T6">.</text:span><text:span text:style-name="T5">RestAssured</text:span><text:span text:style-name="T6">;</text:span></text:p>
      <text:p text:style-name="P11"><text:span text:style-name="T8">import</text:span> io<text:span text:style-name="T6">.</text:span>restassured<text:span text:style-name="T6">.</text:span>http<text:span text:style-name="T6">.</text:span><text:span text:style-name="T5">ContentType</text:span><text:span text:style-name="T6">;</text:span></text:p>
      <text:p text:style-name="P11"><text:span text:style-name="T8">import</text:span> io<text:span text:style-name="T6">.</text:span>restassured<text:span text:style-name="T6">.</text:span>response<text:span text:style-name="T6">.</text:span><text:span text:style-name="T5">Response</text:span><text:span text:style-name="T6">;</text:span></text:p>
      <text:p text:style-name="P11"><text:span text:style-name="T8">import</text:span> org<text:span text:style-name="T6">.</text:span>junit<text:span text:style-name="T6">.</text:span>jupiter<text:span text:style-name="T6">.</text:span>api<text:span text:style-name="T6">.</text:span><text:span text:style-name="T5">BeforeEach</text:span><text:span text:style-name="T6">;</text:span></text:p>
      <text:p text:style-name="P11"><text:span text:style-name="T8">import</text:span> org<text:span text:style-name="T6">.</text:span>junit<text:span text:style-name="T6">.</text:span>jupiter<text:span text:style-name="T6">.</text:span>api<text:span text:style-name="T6">.</text:span><text:span text:style-name="T5">Test</text:span><text:span text:style-name="T6">;</text:span></text:p>
      <text:p text:style-name="P11"><text:span text:style-name="T8">import</text:span> org<text:span text:style-name="T6">.</text:span>springframework<text:span text:style-name="T6">.</text:span>beans<text:span text:style-name="T6">.</text:span>factory<text:span text:style-name="T6">.</text:span>annotation<text:span text:style-name="T6">.</text:span><text:span text:style-name="T5">Autowired</text:span><text:span text:style-name="T6">;</text:span></text:p>
      <text:p text:style-name="P11"><text:span text:style-name="T8">import</text:span> org<text:span text:style-name="T6">.</text:span>springframework<text:span text:style-name="T6">.</text:span>beans<text:span text:style-name="T6">.</text:span>factory<text:span text:style-name="T6">.</text:span>annotation<text:span text:style-name="T6">.</text:span><text:span text:style-name="T5">Value</text:span><text:span text:style-name="T6">;</text:span></text:p>
      <text:p text:style-name="P11"><text:span text:style-name="T8">import</text:span> org<text:span text:style-name="T6">.</text:span>springframework<text:span text:style-name="T6">.</text:span>boot<text:span text:style-name="T6">.</text:span>test<text:span text:style-name="T6">.</text:span>context<text:span text:style-name="T6">.</text:span><text:span text:style-name="T5">SpringBootTest</text:span><text:span text:style-name="T6">;</text:span></text:p>
      <text:p text:style-name="P11"><text:span text:style-name="T8">import</text:span> org<text:span text:style-name="T6">.</text:span>springframework<text:span text:style-name="T6">.</text:span>test<text:span text:style-name="T6">.</text:span>context<text:span text:style-name="T6">.</text:span><text:span text:style-name="T5">ActiveProfiles</text:span><text:span text:style-name="T6">;</text:span></text:p>
      <text:p text:style-name="P11"><text:span text:style-name="T8">import</text:span> org<text:span text:style-name="T6">.</text:span>springframework<text:span text:style-name="T6">.</text:span>test<text:span text:style-name="T6">.</text:span>context<text:span text:style-name="T6">.</text:span><text:span text:style-name="T5">TestPropertySource</text:span><text:span text:style-name="T6">;</text:span></text:p>
      <text:p text:style-name="P8"/>
      <text:p text:style-name="P11"><text:span text:style-name="T8">import</text:span> java<text:span text:style-name="T6">.</text:span>util<text:span text:style-name="T6">.</text:span><text:span text:style-name="T5">HashMap</text:span><text:span text:style-name="T6">;</text:span></text:p>
      <text:p text:style-name="P11"><text:span text:style-name="T8">import</text:span> java<text:span text:style-name="T6">.</text:span>util<text:span text:style-name="T6">.</text:span><text:span text:style-name="T5">Map</text:span><text:span text:style-name="T6">;</text:span></text:p>
      <text:p text:style-name="P11"><text:span text:style-name="T8">import</text:span> java<text:span text:style-name="T6">.</text:span>util<text:span text:style-name="T6">.</text:span><text:span text:style-name="T5">Optional</text:span><text:span text:style-name="T6">;</text:span></text:p>
      <text:p text:style-name="P8"/>
      <text:p text:style-name="P11"><text:span text:style-name="T8">import</text:span> <text:span text:style-name="T8">static</text:span> io<text:span text:style-name="T6">.</text:span>restassured<text:span text:style-name="T6">.</text:span><text:span text:style-name="T5">RestAssured</text:span><text:span text:style-name="T6">.</text:span>given<text:span text:style-name="T6">;</text:span></text:p>
      <text:p text:style-name="P11"><text:span text:style-name="T8">import</text:span> <text:span text:style-name="T8">static</text:span> org<text:span text:style-name="T6">.</text:span>junit<text:span text:style-name="T6">.</text:span>jupiter<text:span text:style-name="T6">.</text:span>api<text:span text:style-name="T6">.</text:span><text:span text:style-name="T5">Assertions</text:span><text:span text:style-name="T6">.</text:span><text:span text:style-name="T16">*</text:span><text:span text:style-name="T6">;</text:span></text:p>
      <text:p text:style-name="P8"/>
      <text:p text:style-name="P12">@SpringBootTest</text:p>
      <text:p text:style-name="P7"><text:span text:style-name="T6">@ActiveProfiles(</text:span><text:span text:style-name="T7">"test"</text:span><text:span text:style-name="T6">)</text:span></text:p>
      <text:p text:style-name="P7"><text:span text:style-name="T6">@TestPropertySource(</text:span>locations <text:span text:style-name="T16">=</text:span> <text:span text:style-name="T7">"classpath:application-test.properties"</text:span><text:span text:style-name="T6">)</text:span></text:p>
      <text:p text:style-name="P7"><text:soft-page-break/><text:span text:style-name="T8">class</text:span> <text:span text:style-name="T5">RemoteUserApiTest</text:span> <text:span text:style-name="T6">{</text:span></text:p>
      <text:p text:style-name="P8"/>
      <text:p text:style-name="P14"><text:s text:c="4"/><text:span text:style-name="T9">@Autowired</text:span></text:p>
      <text:p text:style-name="P14"><text:s text:c="4"/><text:span text:style-name="T11">private</text:span><text:span text:style-name="T12"> </text:span><text:span text:style-name="T13">UserRepository</text:span><text:span text:style-name="T12"> userRepository</text:span><text:span text:style-name="T9">;</text:span></text:p>
      <text:p text:style-name="P8"/>
      <text:p text:style-name="P14"><text:s text:c="4"/><text:span text:style-name="T9">@Value(</text:span><text:span text:style-name="T10">"${api.base.url}"</text:span><text:span text:style-name="T9">)</text:span></text:p>
      <text:p text:style-name="P14"><text:s text:c="4"/><text:span text:style-name="T11">private</text:span><text:span text:style-name="T12"> </text:span><text:span text:style-name="T13">String</text:span><text:span text:style-name="T12"> baseUrl</text:span><text:span text:style-name="T9">;</text:span></text:p>
      <text:p text:style-name="P8"/>
      <text:p text:style-name="P14"><text:s text:c="4"/><text:span text:style-name="T9">@Value(</text:span><text:span text:style-name="T10">"${api.base.path}"</text:span><text:span text:style-name="T9">)</text:span></text:p>
      <text:p text:style-name="P14"><text:s text:c="4"/><text:span text:style-name="T11">private</text:span><text:span text:style-name="T12"> </text:span><text:span text:style-name="T13">String</text:span><text:span text:style-name="T12"> basePath</text:span><text:span text:style-name="T9">;</text:span></text:p>
      <text:p text:style-name="P8"/>
      <text:p text:style-name="P14"><text:s text:c="4"/><text:span text:style-name="T9">@BeforeEach</text:span></text:p>
      <text:p text:style-name="P14"><text:s text:c="4"/><text:span text:style-name="T11">void</text:span><text:span text:style-name="T12"> </text:span><text:span text:style-name="T14">setUp</text:span><text:span text:style-name="T9">()</text:span><text:span text:style-name="T12"> </text:span><text:span text:style-name="T9">{</text:span></text:p>
      <text:p text:style-name="P14"><text:s text:c="8"/><text:span text:style-name="T15">// Настраиваем RestAssured для работы с удаленным сервером</text:span></text:p>
      <text:p text:style-name="P14"><text:s text:c="8"/><text:span text:style-name="T13">RestAssured</text:span><text:span text:style-name="T9">.</text:span><text:span text:style-name="T12">baseURI </text:span><text:span text:style-name="T14">=</text:span><text:span text:style-name="T12"> baseUrl</text:span><text:span text:style-name="T9">;</text:span></text:p>
      <text:p text:style-name="P14"><text:s text:c="8"/><text:span text:style-name="T13">RestAssured</text:span><text:span text:style-name="T9">.</text:span><text:span text:style-name="T12">basePath </text:span><text:span text:style-name="T14">=</text:span><text:span text:style-name="T12"> basePath</text:span><text:span text:style-name="T9">;</text:span></text:p>
      <text:p text:style-name="P13"><text:s text:c="8"/></text:p>
      <text:p text:style-name="P14"><text:s text:c="8"/><text:span text:style-name="T15">// Дополнительные настройки</text:span></text:p>
      <text:p text:style-name="P14"><text:s text:c="8"/><text:span text:style-name="T13">RestAssured</text:span><text:span text:style-name="T9">.</text:span><text:span text:style-name="T14">enableLoggingOfRequestAndResponseIfValidationFails</text:span><text:span text:style-name="T9">();</text:span></text:p>
      <text:p text:style-name="P14"><text:s text:c="4"/><text:span text:style-name="T9">}</text:span></text:p>
      <text:p text:style-name="P8"/>
      <text:p text:style-name="P14"><text:s text:c="4"/><text:span text:style-name="T9">@Test</text:span></text:p>
      <text:p text:style-name="P14"><text:s text:c="4"/><text:span text:style-name="T11">void</text:span><text:span text:style-name="T12"> </text:span><text:span text:style-name="T14">whenCreateUserOnRemoteServer_thenUserShouldBeSavedInRemoteDatabase</text:span><text:span text:style-name="T9">()</text:span><text:span text:style-name="T12"> </text:span><text:span text:style-name="T9">{</text:span></text:p>
      <text:p text:style-name="P14"><text:s text:c="8"/><text:span text:style-name="T15">// Генерируем уникальные данные для теста</text:span></text:p>
      <text:p text:style-name="P14"><text:s text:c="8"/><text:span text:style-name="T13">String</text:span><text:span text:style-name="T12"> timestamp </text:span><text:span text:style-name="T14">=</text:span><text:span text:style-name="T12"> </text:span><text:span text:style-name="T13">String</text:span><text:span text:style-name="T9">.</text:span><text:span text:style-name="T14">valueOf</text:span><text:span text:style-name="T9">(</text:span><text:span text:style-name="T13">System</text:span><text:span text:style-name="T9">.</text:span><text:span text:style-name="T14">currentTimeMillis</text:span><text:span text:style-name="T9">());</text:span></text:p>
      <text:p text:style-name="P14"><text:s text:c="8"/><text:span text:style-name="T13">String</text:span><text:span text:style-name="T12"> uniqueEmail </text:span><text:span text:style-name="T14">=</text:span><text:span text:style-name="T12"> </text:span><text:span text:style-name="T10">"autotest_"</text:span><text:span text:style-name="T12"> </text:span><text:span text:style-name="T14">+</text:span><text:span text:style-name="T12"> timestamp </text:span><text:span text:style-name="T14">+</text:span><text:span text:style-name="T12"> </text:span><text:span text:style-name="T10">"@example.com"</text:span><text:span text:style-name="T9">;</text:span></text:p>
      <text:p text:style-name="P14"><text:s text:c="8"/><text:span text:style-name="T13">String</text:span><text:span text:style-name="T12"> uniqueUsername </text:span><text:span text:style-name="T14">=</text:span><text:span text:style-name="T12"> </text:span><text:span text:style-name="T10">"autotest_"</text:span><text:span text:style-name="T12"> </text:span><text:span text:style-name="T14">+</text:span><text:span text:style-name="T12"> timestamp</text:span><text:span text:style-name="T9">;</text:span></text:p>
      <text:p text:style-name="P8"/>
      <text:p text:style-name="P14"><text:s text:c="8"/><text:span text:style-name="T15">// 1. Подготовка JSON тела запроса</text:span></text:p>
      <text:p text:style-name="P14"><text:s text:c="8"/><text:span text:style-name="T13">Map</text:span><text:span text:style-name="T9">&lt;</text:span><text:span text:style-name="T13">String</text:span><text:span text:style-name="T9">,</text:span><text:span text:style-name="T12"> </text:span><text:span text:style-name="T13">Object</text:span><text:span text:style-name="T9">&gt;</text:span><text:span text:style-name="T12"> requestBody </text:span><text:span text:style-name="T14">=</text:span><text:span text:style-name="T12"> </text:span><text:span text:style-name="T11">new</text:span><text:span text:style-name="T12"> </text:span><text:span text:style-name="T13">HashMap</text:span><text:span text:style-name="T9">&lt;&gt;();</text:span></text:p>
      <text:p text:style-name="P14"><text:s text:c="8"/><text:span text:style-name="T12">requestBody</text:span><text:span text:style-name="T9">.</text:span><text:span text:style-name="T14">put</text:span><text:span text:style-name="T9">(</text:span><text:span text:style-name="T10">"email"</text:span><text:span text:style-name="T9">,</text:span><text:span text:style-name="T12"> uniqueEmail</text:span><text:span text:style-name="T9">);</text:span></text:p>
      <text:p text:style-name="P14"><text:s text:c="8"/><text:span text:style-name="T12">requestBody</text:span><text:span text:style-name="T9">.</text:span><text:span text:style-name="T14">put</text:span><text:span text:style-name="T9">(</text:span><text:span text:style-name="T10">"username"</text:span><text:span text:style-name="T9">,</text:span><text:span text:style-name="T12"> uniqueUsername</text:span><text:span text:style-name="T9">);</text:span></text:p>
      <text:p text:style-name="P14"><text:s text:c="8"/><text:span text:style-name="T12">requestBody</text:span><text:span text:style-name="T9">.</text:span><text:span text:style-name="T14">put</text:span><text:span text:style-name="T9">(</text:span><text:span text:style-name="T10">"firstName"</text:span><text:span text:style-name="T9">,</text:span><text:span text:style-name="T12"> </text:span><text:span text:style-name="T10">"Auto"</text:span><text:span text:style-name="T9">);</text:span></text:p>
      <text:p text:style-name="P14"><text:s text:c="8"/><text:span text:style-name="T12">requestBody</text:span><text:span text:style-name="T9">.</text:span><text:span text:style-name="T14">put</text:span><text:span text:style-name="T9">(</text:span><text:span text:style-name="T10">"lastName"</text:span><text:span text:style-name="T9">,</text:span><text:span text:style-name="T12"> </text:span><text:span text:style-name="T10">"Test"</text:span><text:span text:style-name="T9">);</text:span></text:p>
      <text:p text:style-name="P14"><text:s text:c="8"/><text:span text:style-name="T12">requestBody</text:span><text:span text:style-name="T9">.</text:span><text:span text:style-name="T14">put</text:span><text:span text:style-name="T9">(</text:span><text:span text:style-name="T10">"password"</text:span><text:span text:style-name="T9">,</text:span><text:span text:style-name="T12"> </text:span><text:span text:style-name="T10">"Password123!"</text:span><text:span text:style-name="T9">);</text:span></text:p>
      <text:p text:style-name="P8"/>
      <text:p text:style-name="P14"><text:s text:c="8"/><text:span text:style-name="T15">// 2. Проверяем, что пользователя еще нет в БД через репозиторий</text:span></text:p>
      <text:p text:style-name="P14"><text:s text:c="8"/><text:span text:style-name="T13">Optional</text:span><text:span text:style-name="T9">&lt;</text:span><text:span text:style-name="T13">User</text:span><text:span text:style-name="T9">&gt;</text:span><text:span text:style-name="T12"> userBeforeCreation </text:span><text:span text:style-name="T14">=</text:span><text:span text:style-name="T12"> userRepository</text:span><text:span text:style-name="T9">.</text:span><text:span text:style-name="T14">findByEmail</text:span><text:span text:style-name="T9">(</text:span><text:span text:style-name="T12">uniqueEmail</text:span><text:span text:style-name="T9">);</text:span></text:p>
      <text:p text:style-name="P14"><text:s text:c="8"/><text:span text:style-name="T14">assertFalse</text:span><text:span text:style-name="T9">(</text:span><text:span text:style-name="T12">userBeforeCreation</text:span><text:span text:style-name="T9">.</text:span><text:span text:style-name="T14">isPresent</text:span><text:span text:style-name="T9">(),</text:span><text:span text:style-name="T12"> </text:span></text:p>
      <text:p text:style-name="P14"><text:s text:c="12"/><text:span text:style-name="T10">"User should not exist in database before API call"</text:span><text:span text:style-name="T9">);</text:span></text:p>
      <text:p text:style-name="P8"/>
      <text:p text:style-name="P14"><text:s text:c="8"/><text:span text:style-name="T15">// 3. Отправка POST запроса на удаленный сервер</text:span></text:p>
      <text:p text:style-name="P14"><text:s text:c="8"/><text:span text:style-name="T13">Response</text:span><text:span text:style-name="T12"> response </text:span><text:span text:style-name="T14">=</text:span><text:span text:style-name="T12"> </text:span><text:span text:style-name="T14">given</text:span><text:span text:style-name="T9">()</text:span></text:p>
      <text:p text:style-name="P14"><text:s text:c="16"/><text:span text:style-name="T9">.</text:span><text:span text:style-name="T14">contentType</text:span><text:span text:style-name="T9">(</text:span><text:span text:style-name="T13">ContentType</text:span><text:span text:style-name="T9">.</text:span><text:span text:style-name="T13">JSON</text:span><text:span text:style-name="T9">)</text:span></text:p>
      <text:p text:style-name="P14"><text:soft-page-break/><text:s text:c="16"/><text:span text:style-name="T9">.</text:span><text:span text:style-name="T14">header</text:span><text:span text:style-name="T9">(</text:span><text:span text:style-name="T10">"X-API-Key"</text:span><text:span text:style-name="T9">,</text:span><text:span text:style-name="T12"> </text:span><text:span text:style-name="T10">"your-api-key-here"</text:span><text:span text:style-name="T9">)</text:span><text:span text:style-name="T12"> </text:span><text:span text:style-name="T15">// если требуется API key</text:span></text:p>
      <text:p text:style-name="P14"><text:s text:c="16"/><text:span text:style-name="T9">.</text:span><text:span text:style-name="T14">header</text:span><text:span text:style-name="T9">(</text:span><text:span text:style-name="T10">"User-Agent"</text:span><text:span text:style-name="T9">,</text:span><text:span text:style-name="T12"> </text:span><text:span text:style-name="T10">"AutoTest/1.0"</text:span><text:span text:style-name="T9">)</text:span></text:p>
      <text:p text:style-name="P14"><text:s text:c="16"/><text:span text:style-name="T9">.</text:span><text:span text:style-name="T14">body</text:span><text:span text:style-name="T9">(</text:span><text:span text:style-name="T12">requestBody</text:span><text:span text:style-name="T9">)</text:span></text:p>
      <text:p text:style-name="P14"><text:s text:c="12"/><text:span text:style-name="T9">.</text:span><text:span text:style-name="T14">when</text:span><text:span text:style-name="T9">()</text:span></text:p>
      <text:p text:style-name="P14"><text:s text:c="16"/><text:span text:style-name="T9">.</text:span><text:span text:style-name="T14">post</text:span><text:span text:style-name="T9">(</text:span><text:span text:style-name="T10">"/users"</text:span><text:span text:style-name="T9">)</text:span><text:span text:style-name="T12"> <text:s/></text:span><text:span text:style-name="T15">// Относительный путь, т.к. basePath уже установлен</text:span></text:p>
      <text:p text:style-name="P14"><text:s text:c="12"/><text:span text:style-name="T9">.</text:span><text:span text:style-name="T14">then</text:span><text:span text:style-name="T9">()</text:span></text:p>
      <text:p text:style-name="P14"><text:s text:c="16"/><text:span text:style-name="T9">.</text:span><text:span text:style-name="T14">log</text:span><text:span text:style-name="T9">().</text:span><text:span text:style-name="T14">ifValidationFails</text:span><text:span text:style-name="T9">()</text:span><text:span text:style-name="T12"> </text:span><text:span text:style-name="T15">// Логируем только при ошибках</text:span></text:p>
      <text:p text:style-name="P14"><text:s text:c="16"/><text:span text:style-name="T9">.</text:span><text:span text:style-name="T14">extract</text:span><text:span text:style-name="T9">()</text:span></text:p>
      <text:p text:style-name="P14"><text:s text:c="16"/><text:span text:style-name="T9">.</text:span><text:span text:style-name="T14">response</text:span><text:span text:style-name="T9">();</text:span></text:p>
      <text:p text:style-name="P8"/>
      <text:p text:style-name="P14"><text:s text:c="8"/><text:span text:style-name="T15">// 4. Проверка ответа от удаленного сервера</text:span></text:p>
      <text:p text:style-name="P14"><text:s text:c="8"/><text:span text:style-name="T14">assertEquals</text:span><text:span text:style-name="T9">(</text:span><text:span text:style-name="T13">201</text:span><text:span text:style-name="T9">,</text:span><text:span text:style-name="T12"> response</text:span><text:span text:style-name="T9">.</text:span><text:span text:style-name="T14">getStatusCode</text:span><text:span text:style-name="T9">(),</text:span><text:span text:style-name="T12"> </text:span></text:p>
      <text:p text:style-name="P14"><text:s text:c="12"/><text:span text:style-name="T10">"API should return 201 Created status code"</text:span><text:span text:style-name="T9">);</text:span></text:p>
      <text:p text:style-name="P8"/>
      <text:p text:style-name="P14"><text:s text:c="8"/><text:span text:style-name="T15">// 5. Проверяем тело ответа</text:span></text:p>
      <text:p text:style-name="P14"><text:s text:c="8"/><text:span text:style-name="T13">Long</text:span><text:span text:style-name="T12"> createdUserId </text:span><text:span text:style-name="T14">=</text:span><text:span text:style-name="T12"> response</text:span><text:span text:style-name="T9">.</text:span><text:span text:style-name="T14">jsonPath</text:span><text:span text:style-name="T9">().</text:span><text:span text:style-name="T14">getLong</text:span><text:span text:style-name="T9">(</text:span><text:span text:style-name="T10">"id"</text:span><text:span text:style-name="T9">);</text:span></text:p>
      <text:p text:style-name="P14"><text:s text:c="8"/><text:span text:style-name="T14">assertNotNull</text:span><text:span text:style-name="T9">(</text:span><text:span text:style-name="T12">createdUserId</text:span><text:span text:style-name="T9">,</text:span><text:span text:style-name="T12"> </text:span><text:span text:style-name="T10">"Response should contain user ID"</text:span><text:span text:style-name="T9">);</text:span></text:p>
      <text:p text:style-name="P14"><text:s text:c="8"/><text:span text:style-name="T14">assertEquals</text:span><text:span text:style-name="T9">(</text:span><text:span text:style-name="T12">uniqueEmail</text:span><text:span text:style-name="T9">,</text:span><text:span text:style-name="T12"> response</text:span><text:span text:style-name="T9">.</text:span><text:span text:style-name="T14">jsonPath</text:span><text:span text:style-name="T9">().</text:span><text:span text:style-name="T14">getString</text:span><text:span text:style-name="T9">(</text:span><text:span text:style-name="T10">"email"</text:span><text:span text:style-name="T9">));</text:span></text:p>
      <text:p text:style-name="P14"><text:s text:c="8"/><text:span text:style-name="T14">assertEquals</text:span><text:span text:style-name="T9">(</text:span><text:span text:style-name="T12">uniqueUsername</text:span><text:span text:style-name="T9">,</text:span><text:span text:style-name="T12"> response</text:span><text:span text:style-name="T9">.</text:span><text:span text:style-name="T14">jsonPath</text:span><text:span text:style-name="T9">().</text:span><text:span text:style-name="T14">getString</text:span><text:span text:style-name="T9">(</text:span><text:span text:style-name="T10">"username"</text:span><text:span text:style-name="T9">));</text:span></text:p>
      <text:p text:style-name="P8"/>
      <text:p text:style-name="P14"><text:s text:c="8"/><text:span text:style-name="T15">// 6. Даем время на обработку данных (если нужно)</text:span></text:p>
      <text:p text:style-name="P14"><text:s text:c="8"/><text:span text:style-name="T14">waitForDatabaseSync</text:span><text:span text:style-name="T9">(</text:span><text:span text:style-name="T13">2000</text:span><text:span text:style-name="T9">);</text:span></text:p>
      <text:p text:style-name="P8"/>
      <text:p text:style-name="P14"><text:s text:c="8"/><text:span text:style-name="T15">// 7. Проверка через репозиторий, что данные сохранились в удаленной БД</text:span></text:p>
      <text:p text:style-name="P14"><text:s text:c="8"/><text:span text:style-name="T13">Optional</text:span><text:span text:style-name="T9">&lt;</text:span><text:span text:style-name="T13">User</text:span><text:span text:style-name="T9">&gt;</text:span><text:span text:style-name="T12"> savedUser </text:span><text:span text:style-name="T14">=</text:span><text:span text:style-name="T12"> userRepository</text:span><text:span text:style-name="T9">.</text:span><text:span text:style-name="T14">findByEmail</text:span><text:span text:style-name="T9">(</text:span><text:span text:style-name="T12">uniqueEmail</text:span><text:span text:style-name="T9">);</text:span></text:p>
      <text:p text:style-name="P13"><text:s text:c="8"/></text:p>
      <text:p text:style-name="P14"><text:s text:c="8"/><text:span text:style-name="T14">assertTrue</text:span><text:span text:style-name="T9">(</text:span><text:span text:style-name="T12">savedUser</text:span><text:span text:style-name="T9">.</text:span><text:span text:style-name="T14">isPresent</text:span><text:span text:style-name="T9">(),</text:span><text:span text:style-name="T12"> </text:span></text:p>
      <text:p text:style-name="P14"><text:s text:c="12"/><text:span text:style-name="T10">"User should be present in remote database after API call"</text:span><text:span text:style-name="T9">);</text:span></text:p>
      <text:p text:style-name="P14"><text:s text:c="8"/><text:span text:style-name="T14">assertEquals</text:span><text:span text:style-name="T9">(</text:span><text:span text:style-name="T12">createdUserId</text:span><text:span text:style-name="T9">,</text:span><text:span text:style-name="T12"> savedUser</text:span><text:span text:style-name="T9">.</text:span><text:span text:style-name="T14">get</text:span><text:span text:style-name="T9">().</text:span><text:span text:style-name="T14">getId</text:span><text:span text:style-name="T9">(),</text:span><text:span text:style-name="T12"> </text:span></text:p>
      <text:p text:style-name="P14"><text:s text:c="12"/><text:span text:style-name="T10">"User ID from API response should match database ID"</text:span><text:span text:style-name="T9">);</text:span></text:p>
      <text:p text:style-name="P14"><text:s text:c="8"/><text:span text:style-name="T14">assertEquals</text:span><text:span text:style-name="T9">(</text:span><text:span text:style-name="T12">uniqueEmail</text:span><text:span text:style-name="T9">,</text:span><text:span text:style-name="T12"> savedUser</text:span><text:span text:style-name="T9">.</text:span><text:span text:style-name="T14">get</text:span><text:span text:style-name="T9">().</text:span><text:span text:style-name="T14">getEmail</text:span><text:span text:style-name="T9">(),</text:span><text:span text:style-name="T12"> </text:span></text:p>
      <text:p text:style-name="P14"><text:s text:c="12"/><text:span text:style-name="T10">"Emails should match"</text:span><text:span text:style-name="T9">);</text:span></text:p>
      <text:p text:style-name="P14"><text:s text:c="8"/><text:span text:style-name="T14">assertEquals</text:span><text:span text:style-name="T9">(</text:span><text:span text:style-name="T12">uniqueUsername</text:span><text:span text:style-name="T9">,</text:span><text:span text:style-name="T12"> savedUser</text:span><text:span text:style-name="T9">.</text:span><text:span text:style-name="T14">get</text:span><text:span text:style-name="T9">().</text:span><text:span text:style-name="T14">getUsername</text:span><text:span text:style-name="T9">(),</text:span><text:span text:style-name="T12"> </text:span></text:p>
      <text:p text:style-name="P14"><text:s text:c="12"/><text:span text:style-name="T10">"Usernames should match"</text:span><text:span text:style-name="T9">);</text:span></text:p>
      <text:p text:style-name="P8"/>
      <text:p text:style-name="P14"><text:s text:c="8"/><text:span text:style-name="T13">System</text:span><text:span text:style-name="T9">.</text:span><text:span text:style-name="T12">out</text:span><text:span text:style-name="T9">.</text:span><text:span text:style-name="T14">println</text:span><text:span text:style-name="T9">(</text:span><text:span text:style-name="T10">"✅ User successfully created on remote server with ID: "</text:span><text:span text:style-name="T12"> </text:span><text:span text:style-name="T14">+</text:span><text:span text:style-name="T12"> createdUserId</text:span><text:span text:style-name="T9">);</text:span></text:p>
      <text:p text:style-name="P14"><text:s text:c="4"/><text:span text:style-name="T9">}</text:span></text:p>
      <text:p text:style-name="P8"/>
      <text:p text:style-name="P14"><text:s text:c="4"/><text:span text:style-name="T9">@Test</text:span></text:p>
      <text:p text:style-name="P14"><text:s text:c="4"/><text:span text:style-name="T11">void</text:span><text:span text:style-name="T12"> </text:span><text:span text:style-name="T14">whenCreateUserWithInvalidData_thenRemoteServerShouldReturnError</text:span><text:span text:style-name="T9">()</text:span><text:span text:style-name="T12"> </text:span><text:span text:style-name="T9">{</text:span></text:p>
      <text:p text:style-name="P14"><text:s text:c="8"/><text:span text:style-name="T13">Map</text:span><text:span text:style-name="T9">&lt;</text:span><text:span text:style-name="T13">String</text:span><text:span text:style-name="T9">,</text:span><text:span text:style-name="T12"> </text:span><text:span text:style-name="T13">Object</text:span><text:span text:style-name="T9">&gt;</text:span><text:span text:style-name="T12"> invalidRequestBody </text:span><text:span text:style-name="T14">=</text:span><text:span text:style-name="T12"> </text:span><text:span text:style-name="T11">new</text:span><text:span text:style-name="T12"> </text:span><text:span text:style-name="T13">HashMap</text:span><text:span text:style-name="T9">&lt;&gt;();</text:span></text:p>
      <text:p text:style-name="P14"><text:s text:c="8"/><text:span text:style-name="T12">invalidRequestBody</text:span><text:span text:style-name="T9">.</text:span><text:span text:style-name="T14">put</text:span><text:span text:style-name="T9">(</text:span><text:span text:style-name="T10">"email"</text:span><text:span text:style-name="T9">,</text:span><text:span text:style-name="T12"> </text:span><text:span text:style-name="T10">"invalid-email"</text:span><text:span text:style-name="T9">);</text:span><text:span text:style-name="T12"> </text:span><text:span text:style-name="T15">// Невалидный email</text:span></text:p>
      <text:p text:style-name="P14"><text:s text:c="8"/><text:span text:style-name="T12">invalidRequestBody</text:span><text:span text:style-name="T9">.</text:span><text:span text:style-name="T14">put</text:span><text:span text:style-name="T9">(</text:span><text:span text:style-name="T10">"username"</text:span><text:span text:style-name="T9">,</text:span><text:span text:style-name="T12"> </text:span><text:span text:style-name="T10">"user@123"</text:span><text:span text:style-name="T9">);</text:span><text:span text:style-name="T12"> </text:span><text:span text:style-name="T15">// Невалидный username</text:span></text:p>
      <text:p text:style-name="P8"><text:soft-page-break/></text:p>
      <text:p text:style-name="P14"><text:s text:c="8"/><text:span text:style-name="T13">Response</text:span><text:span text:style-name="T12"> response </text:span><text:span text:style-name="T14">=</text:span><text:span text:style-name="T12"> </text:span><text:span text:style-name="T14">given</text:span><text:span text:style-name="T9">()</text:span></text:p>
      <text:p text:style-name="P14"><text:s text:c="16"/><text:span text:style-name="T9">.</text:span><text:span text:style-name="T14">contentType</text:span><text:span text:style-name="T9">(</text:span><text:span text:style-name="T13">ContentType</text:span><text:span text:style-name="T9">.</text:span><text:span text:style-name="T13">JSON</text:span><text:span text:style-name="T9">)</text:span></text:p>
      <text:p text:style-name="P14"><text:s text:c="16"/><text:span text:style-name="T9">.</text:span><text:span text:style-name="T14">body</text:span><text:span text:style-name="T9">(</text:span><text:span text:style-name="T12">invalidRequestBody</text:span><text:span text:style-name="T9">)</text:span></text:p>
      <text:p text:style-name="P14"><text:s text:c="12"/><text:span text:style-name="T9">.</text:span><text:span text:style-name="T14">when</text:span><text:span text:style-name="T9">()</text:span></text:p>
      <text:p text:style-name="P14"><text:s text:c="16"/><text:span text:style-name="T9">.</text:span><text:span text:style-name="T14">post</text:span><text:span text:style-name="T9">(</text:span><text:span text:style-name="T10">"/users"</text:span><text:span text:style-name="T9">)</text:span></text:p>
      <text:p text:style-name="P14"><text:s text:c="12"/><text:span text:style-name="T9">.</text:span><text:span text:style-name="T14">then</text:span><text:span text:style-name="T9">()</text:span></text:p>
      <text:p text:style-name="P14"><text:s text:c="16"/><text:span text:style-name="T9">.</text:span><text:span text:style-name="T14">extract</text:span><text:span text:style-name="T9">()</text:span></text:p>
      <text:p text:style-name="P14"><text:s text:c="16"/><text:span text:style-name="T9">.</text:span><text:span text:style-name="T14">response</text:span><text:span text:style-name="T9">();</text:span></text:p>
      <text:p text:style-name="P8"/>
      <text:p text:style-name="P14"><text:s text:c="8"/><text:span text:style-name="T15">// Проверяем, что сервер вернул ошибку валидации</text:span></text:p>
      <text:p text:style-name="P14"><text:s text:c="8"/><text:span text:style-name="T14">assertTrue</text:span><text:span text:style-name="T9">(</text:span><text:span text:style-name="T12">response</text:span><text:span text:style-name="T9">.</text:span><text:span text:style-name="T14">getStatusCode</text:span><text:span text:style-name="T9">()</text:span><text:span text:style-name="T12"> </text:span><text:span text:style-name="T14">==</text:span><text:span text:style-name="T12"> </text:span><text:span text:style-name="T13">400</text:span><text:span text:style-name="T12"> </text:span><text:span text:style-name="T14">||</text:span><text:span text:style-name="T12"> response</text:span><text:span text:style-name="T9">.</text:span><text:span text:style-name="T14">getStatusCode</text:span><text:span text:style-name="T9">()</text:span><text:span text:style-name="T12"> </text:span><text:span text:style-name="T14">==</text:span><text:span text:style-name="T12"> </text:span><text:span text:style-name="T13">422</text:span><text:span text:style-name="T9">,</text:span><text:span text:style-name="T12"> </text:span></text:p>
      <text:p text:style-name="P14"><text:s text:c="12"/><text:span text:style-name="T10">"Should return validation error status code"</text:span><text:span text:style-name="T9">);</text:span></text:p>
      <text:p text:style-name="P8"/>
      <text:p text:style-name="P14"><text:s text:c="8"/><text:span text:style-name="T15">// Проверяем, что в БД не создался пользователь с невалидными данными</text:span></text:p>
      <text:p text:style-name="P14"><text:s text:c="8"/><text:span text:style-name="T11">boolean</text:span><text:span text:style-name="T12"> userExists </text:span><text:span text:style-name="T14">=</text:span><text:span text:style-name="T12"> userRepository</text:span><text:span text:style-name="T9">.</text:span><text:span text:style-name="T14">existsByEmail</text:span><text:span text:style-name="T9">(</text:span><text:span text:style-name="T10">"invalid-email"</text:span><text:span text:style-name="T9">);</text:span></text:p>
      <text:p text:style-name="P14"><text:s text:c="8"/><text:span text:style-name="T14">assertFalse</text:span><text:span text:style-name="T9">(</text:span><text:span text:style-name="T12">userExists</text:span><text:span text:style-name="T9">,</text:span><text:span text:style-name="T12"> </text:span><text:span text:style-name="T10">"User with invalid email should not be created in database"</text:span><text:span text:style-name="T9">);</text:span></text:p>
      <text:p text:style-name="P14"><text:s text:c="4"/><text:span text:style-name="T9">}</text:span></text:p>
      <text:p text:style-name="P8"/>
      <text:p text:style-name="P14"><text:s text:c="4"/><text:span text:style-name="T9">@Test</text:span></text:p>
      <text:p text:style-name="P14"><text:s text:c="4"/><text:span text:style-name="T11">void</text:span><text:span text:style-name="T12"> </text:span><text:span text:style-name="T14">whenGetUserAfterCreation_thenShouldReturnCorrectData</text:span><text:span text:style-name="T9">()</text:span><text:span text:style-name="T12"> </text:span><text:span text:style-name="T9">{</text:span></text:p>
      <text:p text:style-name="P14"><text:s text:c="8"/><text:span text:style-name="T15">// 1. Сначала создаем пользователя</text:span></text:p>
      <text:p text:style-name="P14"><text:s text:c="8"/><text:span text:style-name="T13">String</text:span><text:span text:style-name="T12"> timestamp </text:span><text:span text:style-name="T14">=</text:span><text:span text:style-name="T12"> </text:span><text:span text:style-name="T13">String</text:span><text:span text:style-name="T9">.</text:span><text:span text:style-name="T14">valueOf</text:span><text:span text:style-name="T9">(</text:span><text:span text:style-name="T13">System</text:span><text:span text:style-name="T9">.</text:span><text:span text:style-name="T14">currentTimeMillis</text:span><text:span text:style-name="T9">());</text:span></text:p>
      <text:p text:style-name="P14"><text:s text:c="8"/><text:span text:style-name="T13">String</text:span><text:span text:style-name="T12"> uniqueEmail </text:span><text:span text:style-name="T14">=</text:span><text:span text:style-name="T12"> </text:span><text:span text:style-name="T10">"get_test_"</text:span><text:span text:style-name="T12"> </text:span><text:span text:style-name="T14">+</text:span><text:span text:style-name="T12"> timestamp </text:span><text:span text:style-name="T14">+</text:span><text:span text:style-name="T12"> </text:span><text:span text:style-name="T10">"@example.com"</text:span><text:span text:style-name="T9">;</text:span></text:p>
      <text:p text:style-name="P14"><text:s text:c="8"/><text:span text:style-name="T13">String</text:span><text:span text:style-name="T12"> uniqueUsername </text:span><text:span text:style-name="T14">=</text:span><text:span text:style-name="T12"> </text:span><text:span text:style-name="T10">"get_test_"</text:span><text:span text:style-name="T12"> </text:span><text:span text:style-name="T14">+</text:span><text:span text:style-name="T12"> timestamp</text:span><text:span text:style-name="T9">;</text:span></text:p>
      <text:p text:style-name="P8"/>
      <text:p text:style-name="P14"><text:s text:c="8"/><text:span text:style-name="T13">Map</text:span><text:span text:style-name="T9">&lt;</text:span><text:span text:style-name="T13">String</text:span><text:span text:style-name="T9">,</text:span><text:span text:style-name="T12"> </text:span><text:span text:style-name="T13">Object</text:span><text:span text:style-name="T9">&gt;</text:span><text:span text:style-name="T12"> requestBody </text:span><text:span text:style-name="T14">=</text:span><text:span text:style-name="T12"> </text:span><text:span text:style-name="T11">new</text:span><text:span text:style-name="T12"> </text:span><text:span text:style-name="T13">HashMap</text:span><text:span text:style-name="T9">&lt;&gt;();</text:span></text:p>
      <text:p text:style-name="P14"><text:s text:c="8"/><text:span text:style-name="T12">requestBody</text:span><text:span text:style-name="T9">.</text:span><text:span text:style-name="T14">put</text:span><text:span text:style-name="T9">(</text:span><text:span text:style-name="T10">"email"</text:span><text:span text:style-name="T9">,</text:span><text:span text:style-name="T12"> uniqueEmail</text:span><text:span text:style-name="T9">);</text:span></text:p>
      <text:p text:style-name="P14"><text:s text:c="8"/><text:span text:style-name="T12">requestBody</text:span><text:span text:style-name="T9">.</text:span><text:span text:style-name="T14">put</text:span><text:span text:style-name="T9">(</text:span><text:span text:style-name="T10">"username"</text:span><text:span text:style-name="T9">,</text:span><text:span text:style-name="T12"> uniqueUsername</text:span><text:span text:style-name="T9">);</text:span></text:p>
      <text:p text:style-name="P14"><text:s text:c="8"/><text:span text:style-name="T12">requestBody</text:span><text:span text:style-name="T9">.</text:span><text:span text:style-name="T14">put</text:span><text:span text:style-name="T9">(</text:span><text:span text:style-name="T10">"firstName"</text:span><text:span text:style-name="T9">,</text:span><text:span text:style-name="T12"> </text:span><text:span text:style-name="T10">"Get"</text:span><text:span text:style-name="T9">);</text:span></text:p>
      <text:p text:style-name="P14"><text:s text:c="8"/><text:span text:style-name="T12">requestBody</text:span><text:span text:style-name="T9">.</text:span><text:span text:style-name="T14">put</text:span><text:span text:style-name="T9">(</text:span><text:span text:style-name="T10">"lastName"</text:span><text:span text:style-name="T9">,</text:span><text:span text:style-name="T12"> </text:span><text:span text:style-name="T10">"Test"</text:span><text:span text:style-name="T9">);</text:span></text:p>
      <text:p text:style-name="P8"/>
      <text:p text:style-name="P14"><text:s text:c="8"/><text:span text:style-name="T15">// Создание пользователя</text:span></text:p>
      <text:p text:style-name="P14"><text:s text:c="8"/><text:span text:style-name="T13">Response</text:span><text:span text:style-name="T12"> createResponse </text:span><text:span text:style-name="T14">=</text:span><text:span text:style-name="T12"> </text:span><text:span text:style-name="T14">given</text:span><text:span text:style-name="T9">()</text:span></text:p>
      <text:p text:style-name="P14"><text:s text:c="16"/><text:span text:style-name="T9">.</text:span><text:span text:style-name="T14">contentType</text:span><text:span text:style-name="T9">(</text:span><text:span text:style-name="T13">ContentType</text:span><text:span text:style-name="T9">.</text:span><text:span text:style-name="T13">JSON</text:span><text:span text:style-name="T9">)</text:span></text:p>
      <text:p text:style-name="P14"><text:s text:c="16"/><text:span text:style-name="T9">.</text:span><text:span text:style-name="T14">body</text:span><text:span text:style-name="T9">(</text:span><text:span text:style-name="T12">requestBody</text:span><text:span text:style-name="T9">)</text:span></text:p>
      <text:p text:style-name="P14"><text:s text:c="12"/><text:span text:style-name="T9">.</text:span><text:span text:style-name="T14">when</text:span><text:span text:style-name="T9">()</text:span></text:p>
      <text:p text:style-name="P14"><text:s text:c="16"/><text:span text:style-name="T9">.</text:span><text:span text:style-name="T14">post</text:span><text:span text:style-name="T9">(</text:span><text:span text:style-name="T10">"/users"</text:span><text:span text:style-name="T9">);</text:span></text:p>
      <text:p text:style-name="P8"/>
      <text:p text:style-name="P14"><text:s text:c="8"/><text:span text:style-name="T13">Long</text:span><text:span text:style-name="T12"> userId </text:span><text:span text:style-name="T14">=</text:span><text:span text:style-name="T12"> createResponse</text:span><text:span text:style-name="T9">.</text:span><text:span text:style-name="T14">jsonPath</text:span><text:span text:style-name="T9">().</text:span><text:span text:style-name="T14">getLong</text:span><text:span text:style-name="T9">(</text:span><text:span text:style-name="T10">"id"</text:span><text:span text:style-name="T9">);</text:span></text:p>
      <text:p text:style-name="P8"/>
      <text:p text:style-name="P14"><text:s text:c="8"/><text:span text:style-name="T15">// 2. Получаем пользователя через GET endpoint</text:span></text:p>
      <text:p text:style-name="P14"><text:s text:c="8"/><text:span text:style-name="T13">Response</text:span><text:span text:style-name="T12"> getResponse </text:span><text:span text:style-name="T14">=</text:span><text:span text:style-name="T12"> </text:span><text:span text:style-name="T14">given</text:span><text:span text:style-name="T9">()</text:span></text:p>
      <text:p text:style-name="P14"><text:soft-page-break/><text:s text:c="16"/><text:span text:style-name="T9">.</text:span><text:span text:style-name="T14">pathParam</text:span><text:span text:style-name="T9">(</text:span><text:span text:style-name="T10">"id"</text:span><text:span text:style-name="T9">,</text:span><text:span text:style-name="T12"> userId</text:span><text:span text:style-name="T9">)</text:span></text:p>
      <text:p text:style-name="P14"><text:s text:c="12"/><text:span text:style-name="T9">.</text:span><text:span text:style-name="T14">when</text:span><text:span text:style-name="T9">()</text:span></text:p>
      <text:p text:style-name="P14"><text:s text:c="16"/><text:span text:style-name="T9">.</text:span><text:span text:style-name="T14">get</text:span><text:span text:style-name="T9">(</text:span><text:span text:style-name="T10">"/users/{id}"</text:span><text:span text:style-name="T9">);</text:span></text:p>
      <text:p text:style-name="P8"/>
      <text:p text:style-name="P14"><text:s text:c="8"/><text:span text:style-name="T15">// 3. Проверяем GET response</text:span></text:p>
      <text:p text:style-name="P14"><text:s text:c="8"/><text:span text:style-name="T14">assertEquals</text:span><text:span text:style-name="T9">(</text:span><text:span text:style-name="T13">200</text:span><text:span text:style-name="T9">,</text:span><text:span text:style-name="T12"> getResponse</text:span><text:span text:style-name="T9">.</text:span><text:span text:style-name="T14">getStatusCode</text:span><text:span text:style-name="T9">());</text:span></text:p>
      <text:p text:style-name="P14"><text:s text:c="8"/><text:span text:style-name="T14">assertEquals</text:span><text:span text:style-name="T9">(</text:span><text:span text:style-name="T12">uniqueEmail</text:span><text:span text:style-name="T9">,</text:span><text:span text:style-name="T12"> getResponse</text:span><text:span text:style-name="T9">.</text:span><text:span text:style-name="T14">jsonPath</text:span><text:span text:style-name="T9">().</text:span><text:span text:style-name="T14">getString</text:span><text:span text:style-name="T9">(</text:span><text:span text:style-name="T10">"email"</text:span><text:span text:style-name="T9">));</text:span></text:p>
      <text:p text:style-name="P14"><text:s text:c="8"/><text:span text:style-name="T14">assertEquals</text:span><text:span text:style-name="T9">(</text:span><text:span text:style-name="T12">uniqueUsername</text:span><text:span text:style-name="T9">,</text:span><text:span text:style-name="T12"> getResponse</text:span><text:span text:style-name="T9">.</text:span><text:span text:style-name="T14">jsonPath</text:span><text:span text:style-name="T9">().</text:span><text:span text:style-name="T14">getString</text:span><text:span text:style-name="T9">(</text:span><text:span text:style-name="T10">"username"</text:span><text:span text:style-name="T9">));</text:span></text:p>
      <text:p text:style-name="P8"/>
      <text:p text:style-name="P14"><text:s text:c="8"/><text:span text:style-name="T15">// 4. Проверяем через репозиторий</text:span></text:p>
      <text:p text:style-name="P14"><text:s text:c="8"/><text:span text:style-name="T13">Optional</text:span><text:span text:style-name="T9">&lt;</text:span><text:span text:style-name="T13">User</text:span><text:span text:style-name="T9">&gt;</text:span><text:span text:style-name="T12"> dbUser </text:span><text:span text:style-name="T14">=</text:span><text:span text:style-name="T12"> userRepository</text:span><text:span text:style-name="T9">.</text:span><text:span text:style-name="T14">findById</text:span><text:span text:style-name="T9">(</text:span><text:span text:style-name="T12">userId</text:span><text:span text:style-name="T9">);</text:span></text:p>
      <text:p text:style-name="P14"><text:s text:c="8"/><text:span text:style-name="T14">assertTrue</text:span><text:span text:style-name="T9">(</text:span><text:span text:style-name="T12">dbUser</text:span><text:span text:style-name="T9">.</text:span><text:span text:style-name="T14">isPresent</text:span><text:span text:style-name="T9">());</text:span></text:p>
      <text:p text:style-name="P14"><text:s text:c="8"/><text:span text:style-name="T14">assertEquals</text:span><text:span text:style-name="T9">(</text:span><text:span text:style-name="T12">uniqueEmail</text:span><text:span text:style-name="T9">,</text:span><text:span text:style-name="T12"> dbUser</text:span><text:span text:style-name="T9">.</text:span><text:span text:style-name="T14">get</text:span><text:span text:style-name="T9">().</text:span><text:span text:style-name="T14">getEmail</text:span><text:span text:style-name="T9">());</text:span></text:p>
      <text:p text:style-name="P14"><text:s text:c="4"/><text:span text:style-name="T9">}</text:span></text:p>
      <text:p text:style-name="P8"/>
      <text:p text:style-name="P14"><text:s text:c="4"/><text:span text:style-name="T11">private</text:span><text:span text:style-name="T12"> </text:span><text:span text:style-name="T11">void</text:span><text:span text:style-name="T12"> </text:span><text:span text:style-name="T14">waitForDatabaseSync</text:span><text:span text:style-name="T9">(</text:span><text:span text:style-name="T11">long</text:span><text:span text:style-name="T12"> milliseconds</text:span><text:span text:style-name="T9">)</text:span><text:span text:style-name="T12"> </text:span><text:span text:style-name="T9">{</text:span></text:p>
      <text:p text:style-name="P14"><text:s text:c="8"/><text:span text:style-name="T11">try</text:span><text:span text:style-name="T12"> </text:span><text:span text:style-name="T9">{</text:span></text:p>
      <text:p text:style-name="P14"><text:s text:c="12"/><text:span text:style-name="T13">Thread</text:span><text:span text:style-name="T9">.</text:span><text:span text:style-name="T14">sleep</text:span><text:span text:style-name="T9">(</text:span><text:span text:style-name="T12">milliseconds</text:span><text:span text:style-name="T9">);</text:span></text:p>
      <text:p text:style-name="P14"><text:s text:c="8"/><text:span text:style-name="T9">}</text:span><text:span text:style-name="T12"> </text:span><text:span text:style-name="T11">catch</text:span><text:span text:style-name="T12"> </text:span><text:span text:style-name="T9">(</text:span><text:span text:style-name="T13">InterruptedException</text:span><text:span text:style-name="T12"> e</text:span><text:span text:style-name="T9">)</text:span><text:span text:style-name="T12"> </text:span><text:span text:style-name="T9">{</text:span></text:p>
      <text:p text:style-name="P14"><text:s text:c="12"/><text:span text:style-name="T13">Thread</text:span><text:span text:style-name="T9">.</text:span><text:span text:style-name="T14">currentThread</text:span><text:span text:style-name="T9">().</text:span><text:span text:style-name="T14">interrupt</text:span><text:span text:style-name="T9">();</text:span></text:p>
      <text:p text:style-name="P14"><text:s text:c="8"/><text:span text:style-name="T9">}</text:span></text:p>
      <text:p text:style-name="P14"><text:s text:c="4"/><text:span text:style-name="T9">}</text:span></text:p>
      <text:p text:style-name="P12">}</text:p>
      <text:p text:style-name="P9"/>
      <text:h text:style-name="P10" text:outline-level="2">4. Тест с разными окружениями</text:h>
      <text:p text:style-name="P5">java</text:p>
      <text:p text:style-name="P11"><text:span text:style-name="T8">package</text:span> com<text:span text:style-name="T6">.</text:span>example<text:span text:style-name="T6">.</text:span>integration<text:span text:style-name="T6">;</text:span></text:p>
      <text:p text:style-name="P8"/>
      <text:p text:style-name="P11"><text:span text:style-name="T8">import</text:span> com<text:span text:style-name="T6">.</text:span>example<text:span text:style-name="T6">.</text:span>repository<text:span text:style-name="T6">.</text:span><text:span text:style-name="T5">UserRepository</text:span><text:span text:style-name="T6">;</text:span></text:p>
      <text:p text:style-name="P11"><text:span text:style-name="T8">import</text:span> io<text:span text:style-name="T6">.</text:span>restassured<text:span text:style-name="T6">.</text:span><text:span text:style-name="T5">RestAssured</text:span><text:span text:style-name="T6">;</text:span></text:p>
      <text:p text:style-name="P11"><text:span text:style-name="T8">import</text:span> org<text:span text:style-name="T6">.</text:span>junit<text:span text:style-name="T6">.</text:span>jupiter<text:span text:style-name="T6">.</text:span>api<text:span text:style-name="T6">.</text:span><text:span text:style-name="T5">Test</text:span><text:span text:style-name="T6">;</text:span></text:p>
      <text:p text:style-name="P11"><text:span text:style-name="T8">import</text:span> org<text:span text:style-name="T6">.</text:span>springframework<text:span text:style-name="T6">.</text:span>beans<text:span text:style-name="T6">.</text:span>factory<text:span text:style-name="T6">.</text:span>annotation<text:span text:style-name="T6">.</text:span><text:span text:style-name="T5">Autowired</text:span><text:span text:style-name="T6">;</text:span></text:p>
      <text:p text:style-name="P11"><text:span text:style-name="T8">import</text:span> org<text:span text:style-name="T6">.</text:span>springframework<text:span text:style-name="T6">.</text:span>boot<text:span text:style-name="T6">.</text:span>test<text:span text:style-name="T6">.</text:span>context<text:span text:style-name="T6">.</text:span><text:span text:style-name="T5">SpringBootTest</text:span><text:span text:style-name="T6">;</text:span></text:p>
      <text:p text:style-name="P11"><text:span text:style-name="T8">import</text:span> org<text:span text:style-name="T6">.</text:span>springframework<text:span text:style-name="T6">.</text:span>test<text:span text:style-name="T6">.</text:span>context<text:span text:style-name="T6">.</text:span><text:span text:style-name="T5">TestPropertySource</text:span><text:span text:style-name="T6">;</text:span></text:p>
      <text:p text:style-name="P8"/>
      <text:p text:style-name="P11"><text:span text:style-name="T8">import</text:span> java<text:span text:style-name="T6">.</text:span>util<text:span text:style-name="T6">.</text:span><text:span text:style-name="T5">HashMap</text:span><text:span text:style-name="T6">;</text:span></text:p>
      <text:p text:style-name="P11"><text:span text:style-name="T8">import</text:span> java<text:span text:style-name="T6">.</text:span>util<text:span text:style-name="T6">.</text:span><text:span text:style-name="T5">Map</text:span><text:span text:style-name="T6">;</text:span></text:p>
      <text:p text:style-name="P8"/>
      <text:p text:style-name="P11"><text:span text:style-name="T8">import</text:span> <text:span text:style-name="T8">static</text:span> io<text:span text:style-name="T6">.</text:span>restassured<text:span text:style-name="T6">.</text:span><text:span text:style-name="T5">RestAssured</text:span><text:span text:style-name="T6">.</text:span>given<text:span text:style-name="T6">;</text:span></text:p>
      <text:p text:style-name="P11"><text:span text:style-name="T8">import</text:span> <text:span text:style-name="T8">static</text:span> org<text:span text:style-name="T6">.</text:span>junit<text:span text:style-name="T6">.</text:span>jupiter<text:span text:style-name="T6">.</text:span>api<text:span text:style-name="T6">.</text:span><text:span text:style-name="T5">Assertions</text:span><text:span text:style-name="T6">.</text:span>assertEquals<text:span text:style-name="T6">;</text:span></text:p>
      <text:p text:style-name="P11"><text:span text:style-name="T8">import</text:span> <text:span text:style-name="T8">static</text:span> org<text:span text:style-name="T6">.</text:span>junit<text:span text:style-name="T6">.</text:span>jupiter<text:span text:style-name="T6">.</text:span>api<text:span text:style-name="T6">.</text:span><text:span text:style-name="T5">Assertions</text:span><text:span text:style-name="T6">.</text:span>assertTrue<text:span text:style-name="T6">;</text:span></text:p>
      <text:p text:style-name="P8"><text:soft-page-break/></text:p>
      <text:p text:style-name="P6">// Тест для DEV окружения</text:p>
      <text:p text:style-name="P12">@SpringBootTest</text:p>
      <text:p text:style-name="P7"><text:span text:style-name="T6">@TestPropertySource(</text:span>locations <text:span text:style-name="T16">=</text:span> <text:span text:style-name="T7">"classpath:application-dev.properties"</text:span><text:span text:style-name="T6">)</text:span></text:p>
      <text:p text:style-name="P7"><text:span text:style-name="T8">class</text:span> <text:span text:style-name="T5">DevEnvironmentUserTest</text:span> <text:span text:style-name="T6">{</text:span></text:p>
      <text:p text:style-name="P8"/>
      <text:p text:style-name="P14"><text:s text:c="4"/><text:span text:style-name="T9">@Autowired</text:span></text:p>
      <text:p text:style-name="P14"><text:s text:c="4"/><text:span text:style-name="T11">private</text:span><text:span text:style-name="T12"> </text:span><text:span text:style-name="T13">UserRepository</text:span><text:span text:style-name="T12"> userRepository</text:span><text:span text:style-name="T9">;</text:span></text:p>
      <text:p text:style-name="P8"/>
      <text:p text:style-name="P14"><text:s text:c="4"/><text:span text:style-name="T9">@Test</text:span></text:p>
      <text:p text:style-name="P14"><text:s text:c="4"/><text:span text:style-name="T11">void</text:span><text:span text:style-name="T12"> </text:span><text:span text:style-name="T14">testUserCreationOnDevEnvironment</text:span><text:span text:style-name="T9">()</text:span><text:span text:style-name="T12"> </text:span><text:span text:style-name="T9">{</text:span></text:p>
      <text:p text:style-name="P14"><text:s text:c="8"/><text:span text:style-name="T13">String</text:span><text:span text:style-name="T12"> uniqueEmail </text:span><text:span text:style-name="T14">=</text:span><text:span text:style-name="T12"> </text:span><text:span text:style-name="T10">"dev_test_"</text:span><text:span text:style-name="T12"> </text:span><text:span text:style-name="T14">+</text:span><text:span text:style-name="T12"> </text:span><text:span text:style-name="T13">System</text:span><text:span text:style-name="T9">.</text:span><text:span text:style-name="T14">currentTimeMillis</text:span><text:span text:style-name="T9">()</text:span><text:span text:style-name="T12"> </text:span><text:span text:style-name="T14">+</text:span><text:span text:style-name="T12"> </text:span><text:span text:style-name="T10">"@example.com"</text:span><text:span text:style-name="T9">;</text:span></text:p>
      <text:p text:style-name="P13"><text:s text:c="8"/></text:p>
      <text:p text:style-name="P14"><text:s text:c="8"/><text:span text:style-name="T13">Map</text:span><text:span text:style-name="T9">&lt;</text:span><text:span text:style-name="T13">String</text:span><text:span text:style-name="T9">,</text:span><text:span text:style-name="T12"> </text:span><text:span text:style-name="T13">Object</text:span><text:span text:style-name="T9">&gt;</text:span><text:span text:style-name="T12"> requestBody </text:span><text:span text:style-name="T14">=</text:span><text:span text:style-name="T12"> </text:span><text:span text:style-name="T11">new</text:span><text:span text:style-name="T12"> </text:span><text:span text:style-name="T13">HashMap</text:span><text:span text:style-name="T9">&lt;&gt;();</text:span></text:p>
      <text:p text:style-name="P14"><text:s text:c="8"/><text:span text:style-name="T12">requestBody</text:span><text:span text:style-name="T9">.</text:span><text:span text:style-name="T14">put</text:span><text:span text:style-name="T9">(</text:span><text:span text:style-name="T10">"email"</text:span><text:span text:style-name="T9">,</text:span><text:span text:style-name="T12"> uniqueEmail</text:span><text:span text:style-name="T9">);</text:span></text:p>
      <text:p text:style-name="P14"><text:s text:c="8"/><text:span text:style-name="T12">requestBody</text:span><text:span text:style-name="T9">.</text:span><text:span text:style-name="T14">put</text:span><text:span text:style-name="T9">(</text:span><text:span text:style-name="T10">"username"</text:span><text:span text:style-name="T9">,</text:span><text:span text:style-name="T12"> </text:span><text:span text:style-name="T10">"dev_user"</text:span><text:span text:style-name="T9">);</text:span></text:p>
      <text:p text:style-name="P8"/>
      <text:p text:style-name="P14"><text:s text:c="8"/><text:span text:style-name="T14">given</text:span><text:span text:style-name="T9">()</text:span></text:p>
      <text:p text:style-name="P14"><text:s text:c="16"/><text:span text:style-name="T9">.</text:span><text:span text:style-name="T14">contentType</text:span><text:span text:style-name="T9">(</text:span><text:span text:style-name="T10">"application/json"</text:span><text:span text:style-name="T9">)</text:span></text:p>
      <text:p text:style-name="P14"><text:s text:c="16"/><text:span text:style-name="T9">.</text:span><text:span text:style-name="T14">body</text:span><text:span text:style-name="T9">(</text:span><text:span text:style-name="T12">requestBody</text:span><text:span text:style-name="T9">)</text:span></text:p>
      <text:p text:style-name="P14"><text:s text:c="12"/><text:span text:style-name="T9">.</text:span><text:span text:style-name="T14">when</text:span><text:span text:style-name="T9">()</text:span></text:p>
      <text:p text:style-name="P14"><text:s text:c="16"/><text:span text:style-name="T9">.</text:span><text:span text:style-name="T14">post</text:span><text:span text:style-name="T9">(</text:span><text:span text:style-name="T10">"https://dev-api.example.com/api/users"</text:span><text:span text:style-name="T9">)</text:span></text:p>
      <text:p text:style-name="P14"><text:s text:c="12"/><text:span text:style-name="T9">.</text:span><text:span text:style-name="T14">then</text:span><text:span text:style-name="T9">()</text:span></text:p>
      <text:p text:style-name="P14"><text:s text:c="16"/><text:span text:style-name="T9">.</text:span><text:span text:style-name="T14">statusCode</text:span><text:span text:style-name="T9">(</text:span><text:span text:style-name="T13">201</text:span><text:span text:style-name="T9">);</text:span></text:p>
      <text:p text:style-name="P8"/>
      <text:p text:style-name="P14"><text:s text:c="8"/><text:span text:style-name="T15">// Проверка в DEV БД</text:span></text:p>
      <text:p text:style-name="P14"><text:s text:c="8"/><text:span text:style-name="T14">assertTrue</text:span><text:span text:style-name="T9">(</text:span><text:span text:style-name="T12">userRepository</text:span><text:span text:style-name="T9">.</text:span><text:span text:style-name="T14">findByEmail</text:span><text:span text:style-name="T9">(</text:span><text:span text:style-name="T12">uniqueEmail</text:span><text:span text:style-name="T9">).</text:span><text:span text:style-name="T14">isPresent</text:span><text:span text:style-name="T9">());</text:span></text:p>
      <text:p text:style-name="P14"><text:s text:c="4"/><text:span text:style-name="T9">}</text:span></text:p>
      <text:p text:style-name="P12">}</text:p>
      <text:p text:style-name="P8"/>
      <text:p text:style-name="P6">// Тест для STAGING окружения</text:p>
      <text:p text:style-name="P12">@SpringBootTest</text:p>
      <text:p text:style-name="P7"><text:span text:style-name="T6">@TestPropertySource(</text:span>locations <text:span text:style-name="T16">=</text:span> <text:span text:style-name="T7">"classpath:application-staging.properties"</text:span><text:span text:style-name="T6">)</text:span></text:p>
      <text:p text:style-name="P7"><text:span text:style-name="T8">class</text:span> <text:span text:style-name="T5">StagingEnvironmentUserTest</text:span> <text:span text:style-name="T6">{</text:span></text:p>
      <text:p text:style-name="P8"/>
      <text:p text:style-name="P14"><text:s text:c="4"/><text:span text:style-name="T9">@Autowired</text:span></text:p>
      <text:p text:style-name="P14"><text:s text:c="4"/><text:span text:style-name="T11">private</text:span><text:span text:style-name="T12"> </text:span><text:span text:style-name="T13">UserRepository</text:span><text:span text:style-name="T12"> userRepository</text:span><text:span text:style-name="T9">;</text:span></text:p>
      <text:p text:style-name="P8"/>
      <text:p text:style-name="P14"><text:s text:c="4"/><text:span text:style-name="T9">@Test</text:span></text:p>
      <text:p text:style-name="P14"><text:s text:c="4"/><text:span text:style-name="T11">void</text:span><text:span text:style-name="T12"> </text:span><text:span text:style-name="T14">testUserCreationOnStagingEnvironment</text:span><text:span text:style-name="T9">()</text:span><text:span text:style-name="T12"> </text:span><text:span text:style-name="T9">{</text:span></text:p>
      <text:p text:style-name="P14"><text:s text:c="8"/><text:span text:style-name="T13">String</text:span><text:span text:style-name="T12"> uniqueEmail </text:span><text:span text:style-name="T14">=</text:span><text:span text:style-name="T12"> </text:span><text:span text:style-name="T10">"staging_test_"</text:span><text:span text:style-name="T12"> </text:span><text:span text:style-name="T14">+</text:span><text:span text:style-name="T12"> </text:span><text:span text:style-name="T13">System</text:span><text:span text:style-name="T9">.</text:span><text:span text:style-name="T14">currentTimeMillis</text:span><text:span text:style-name="T9">()</text:span><text:span text:style-name="T12"> </text:span><text:span text:style-name="T14">+</text:span><text:span text:style-name="T12"> </text:span><text:span text:style-name="T10">"@example.com"</text:span><text:span text:style-name="T9">;</text:span></text:p>
      <text:p text:style-name="P13"><text:s text:c="8"/></text:p>
      <text:p text:style-name="P14"><text:s text:c="8"/><text:span text:style-name="T13">Map</text:span><text:span text:style-name="T9">&lt;</text:span><text:span text:style-name="T13">String</text:span><text:span text:style-name="T9">,</text:span><text:span text:style-name="T12"> </text:span><text:span text:style-name="T13">Object</text:span><text:span text:style-name="T9">&gt;</text:span><text:span text:style-name="T12"> requestBody </text:span><text:span text:style-name="T14">=</text:span><text:span text:style-name="T12"> </text:span><text:span text:style-name="T11">new</text:span><text:span text:style-name="T12"> </text:span><text:span text:style-name="T13">HashMap</text:span><text:span text:style-name="T9">&lt;&gt;();</text:span></text:p>
      <text:p text:style-name="P14"><text:soft-page-break/><text:s text:c="8"/><text:span text:style-name="T12">requestBody</text:span><text:span text:style-name="T9">.</text:span><text:span text:style-name="T14">put</text:span><text:span text:style-name="T9">(</text:span><text:span text:style-name="T10">"email"</text:span><text:span text:style-name="T9">,</text:span><text:span text:style-name="T12"> uniqueEmail</text:span><text:span text:style-name="T9">);</text:span></text:p>
      <text:p text:style-name="P14"><text:s text:c="8"/><text:span text:style-name="T12">requestBody</text:span><text:span text:style-name="T9">.</text:span><text:span text:style-name="T14">put</text:span><text:span text:style-name="T9">(</text:span><text:span text:style-name="T10">"username"</text:span><text:span text:style-name="T9">,</text:span><text:span text:style-name="T12"> </text:span><text:span text:style-name="T10">"staging_user"</text:span><text:span text:style-name="T9">);</text:span></text:p>
      <text:p text:style-name="P8"/>
      <text:p text:style-name="P14"><text:s text:c="8"/><text:span text:style-name="T14">given</text:span><text:span text:style-name="T9">()</text:span></text:p>
      <text:p text:style-name="P14"><text:s text:c="16"/><text:span text:style-name="T9">.</text:span><text:span text:style-name="T14">contentType</text:span><text:span text:style-name="T9">(</text:span><text:span text:style-name="T10">"application/json"</text:span><text:span text:style-name="T9">)</text:span></text:p>
      <text:p text:style-name="P14"><text:s text:c="16"/><text:span text:style-name="T9">.</text:span><text:span text:style-name="T14">body</text:span><text:span text:style-name="T9">(</text:span><text:span text:style-name="T12">requestBody</text:span><text:span text:style-name="T9">)</text:span></text:p>
      <text:p text:style-name="P14"><text:s text:c="12"/><text:span text:style-name="T9">.</text:span><text:span text:style-name="T14">when</text:span><text:span text:style-name="T9">()</text:span></text:p>
      <text:p text:style-name="P14"><text:s text:c="16"/><text:span text:style-name="T9">.</text:span><text:span text:style-name="T14">post</text:span><text:span text:style-name="T9">(</text:span><text:span text:style-name="T10">"https://staging-api.example.com/api/users"</text:span><text:span text:style-name="T9">)</text:span></text:p>
      <text:p text:style-name="P14"><text:s text:c="12"/><text:span text:style-name="T9">.</text:span><text:span text:style-name="T14">then</text:span><text:span text:style-name="T9">()</text:span></text:p>
      <text:p text:style-name="P14"><text:s text:c="16"/><text:span text:style-name="T9">.</text:span><text:span text:style-name="T14">statusCode</text:span><text:span text:style-name="T9">(</text:span><text:span text:style-name="T13">201</text:span><text:span text:style-name="T9">);</text:span></text:p>
      <text:p text:style-name="P8"/>
      <text:p text:style-name="P14"><text:s text:c="8"/><text:span text:style-name="T15">// Проверка в STAGING БД</text:span></text:p>
      <text:p text:style-name="P14"><text:s text:c="8"/><text:span text:style-name="T14">assertTrue</text:span><text:span text:style-name="T9">(</text:span><text:span text:style-name="T12">userRepository</text:span><text:span text:style-name="T9">.</text:span><text:span text:style-name="T14">findByEmail</text:span><text:span text:style-name="T9">(</text:span><text:span text:style-name="T12">uniqueEmail</text:span><text:span text:style-name="T9">).</text:span><text:span text:style-name="T14">isPresent</text:span><text:span text:style-name="T9">());</text:span></text:p>
      <text:p text:style-name="P14"><text:s text:c="4"/><text:span text:style-name="T9">}</text:span></text:p>
      <text:p text:style-name="P12">}</text:p>
      <text:p text:style-name="P9"/>
      <text:h text:style-name="P10" text:outline-level="2">Ключевые моменты для собеседования:</text:h>
      <text:p text:style-name="P1"><text:span text:style-name="Strong_20_Emphasis"><text:span text:style-name="T1">"В реальных проектах мы тестируем удаленные серверы (test/staging среды). Для этого:"</text:span></text:span></text:p>
      <text:list text:style-name="L2">
        <text:list-item>
          <text:p text:style-name="P16"><text:span text:style-name="Strong_20_Emphasis"><text:span text:style-name="T1">"Настраиваем Rest Assured на внешний URL через </text:span></text:span><text:span text:style-name="Strong_20_Emphasis"><text:span text:style-name="Source_20_Text"><text:span text:style-name="T17">baseURI</text:span></text:span></text:span><text:span text:style-name="Strong_20_Emphasis"><text:span text:style-name="T1"> и </text:span></text:span><text:span text:style-name="Strong_20_Emphasis"><text:span text:style-name="Source_20_Text"><text:span text:style-name="T17">basePath</text:span></text:span></text:span><text:span text:style-name="Strong_20_Emphasis"><text:span text:style-name="T1">"</text:span></text:span></text:p>
        </text:list-item>
        <text:list-item>
          <text:p text:style-name="P17"><text:span text:style-name="Strong_20_Emphasis"><text:span text:style-name="T1">"Подключаемся к тестовой БД стенда через Spring Data JPA"</text:span></text:span></text:p>
        </text:list-item>
        <text:list-item>
          <text:p text:style-name="P17"><text:span text:style-name="Strong_20_Emphasis"><text:span text:style-name="T1">"Используем уникальные данные для каждого теста (timestamps, UUID)"</text:span></text:span></text:p>
        </text:list-item>
        <text:list-item>
          <text:p text:style-name="P17"><text:span text:style-name="Strong_20_Emphasis"><text:span text:style-name="T1">"Добавляем необходимые headers (API keys, authentication)"</text:span></text:span></text:p>
        </text:list-item>
        <text:list-item>
          <text:p text:style-name="P17"><text:span text:style-name="Strong_20_Emphasis"><text:span text:style-name="T1">"Обрабатываем особенности окружения (SSL certificates, timeouts)"</text:span></text:span></text:p>
        </text:list-item>
      </text:list>
      <text:p text:style-name="P1"><text:span text:style-name="Strong_20_Emphasis"><text:span text:style-name="T1">"Преимущества подхода:</text:span></text:span></text:p>
      <text:list text:style-name="L3">
        <text:list-item>
          <text:p text:style-name="P18">Тестируем реальное API в условиях, близких к production</text:p>
        </text:list-item>
        <text:list-item>
          <text:p text:style-name="P18">Проверяем полный цикл: запрос → обработка на сервере → сохранение в БД</text:p>
        </text:list-item>
        <text:list-item>
          <text:p text:style-name="P18">Можем тестировать разные окружения (dev, staging, test)"</text:p>
        </text:list-item>
        <text:list-item>
          <text:p text:style-name="P18">Используем ту же конфигурацию БД, что и само приложение"</text:p>
        </text:list-item>
      </text:list>
      <text:p text:style-name="P19">Это показывает, что вы понимаете как работать с реальными тестовыми средами, а не только с локальными приложениями!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21:04:33.131506800</meta:creation-date>
    <dc:date>2025-09-24T21:07:31.015941200</dc:date>
    <meta:editing-duration>PT2M58S</meta:editing-duration>
    <meta:editing-cycles>1</meta:editing-cycles>
    <meta:document-statistic meta:table-count="0" meta:image-count="0" meta:object-count="0" meta:page-count="9" meta:paragraph-count="287" meta:word-count="1023" meta:character-count="12837" meta:non-whitespace-character-count="10473"/>
    <meta:generator>LibreOffice/25.2.5.2$Windows_X86_64 LibreOffice_project/03d19516eb2e1dd5d4ccd751a0d6f35f35e08022</meta:generator>
  </office:meta>
</office:document-meta>
</file>